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type in player nam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itional messages for misbehaving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7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9"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9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10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table:number-columns-repeated="3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4:30:56.820755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21T16:44:37.487949448</dc:date>
    <meta:editing-duration>P1DT23H6M9S</meta:editing-duration>
    <meta:editing-cycles>81</meta:editing-cycles>
    <meta:document-statistic meta:table-count="1" meta:cell-count="119" meta:object-count="0"/>
  </office:meta>
</office:document-meta>
</file>